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0" style:parent-style-name="Graphics">
      <style:graphic-properties draw:fill="none" fo:clip="rect(0in, 0in, 0in, 0in)" draw:stroke="non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1" style:parent-style-name="Graphics">
      <style:graphic-properties draw:fill="none" fo:clip="rect(0in, 0in, 0in, 0in)" draw:stroke="none"/>
    </style:style>
    <style:style style:family="graphic" style:name="a402" style:parent-style-name="Graphics">
      <style:graphic-properties draw:fill="none" fo:clip="rect(0in, 0in, 0in, 0in)" draw:stroke="none"/>
    </style:style>
    <style:style style:family="graphic" style:name="a390" style:parent-style-name="Graphics">
      <style:graphic-properties draw:fill="none" fo:clip="rect(0in, 0in, 0in, 0in)" draw:stroke="non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4" style:parent-style-name="Graphics">
      <style:graphic-properties draw:fill="none" fo:clip="rect(0in, 0in, 0in, 0in)" draw:stroke="none"/>
    </style:style>
    <style:style style:family="graphic" style:name="a395" style:parent-style-name="Graphics">
      <style:graphic-properties draw:fill="none" fo:clip="rect(0in, 0in, 0in, 0in)" draw:stroke="none"/>
    </style:style>
    <style:style style:family="graphic" style:name="a396" style:parent-style-name="Graphics">
      <style:graphic-properties draw:fill="none" fo:clip="rect(0in, 0in, 0in, 0in)" draw:stroke="non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4" draw:style-name="a380" draw:master-page-name="Master1-Layout2-obj-Otsikko-ja-sisältö" presentation:presentation-page-layout-name="Master1-PPL2" draw:id="Slide-259">
        <draw:frame draw:id="id63" presentation:style-name="a385" draw:name="Otsikko 1" svg:x="0.91667in" svg:y="0.39931in" svg:width="11.5in" svg:height="1.44965in" presentation:class="title" presentation:placeholder="false">
          <draw:text-box>
            <text:p text:style-name="a384" text:class-names="" text:cond-style-name=""><text:span text:style-name="a381" text:class-names="">Laura</text:span><text:span text:style-name="a382" text:class-names="">, Oscar, Ville</text:span><text:span text:style-name="a383" text:class-names=""/></text:p>
          </draw:text-box>
          <svg:title/>
          <svg:desc/>
        </draw:frame>
        <draw:frame draw:id="id64" presentation:style-name="a386" draw:name="Sisällön paikkamerkki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" draw:style-name="a387" draw:master-page-name="Master1-Layout1-title-Otsikkodia" presentation:presentation-page-layout-name="Master1-PPL1" draw:id="Slide-256">
        <draw:frame draw:id="id65" presentation:style-name="a388" draw:name="Otsikko 1" svg:x="1.66667in" svg:y="1.22743in" svg:width="10in" svg:height="2.61111in" presentation:class="title" presentation:placeholder="true">
          <draw:text-box/>
          <svg:title/>
          <svg:desc/>
        </draw:frame>
        <draw:frame draw:id="id66" presentation:style-name="a389" draw:name="Alaotsikko 2" svg:x="1.66667in" svg:y="3.93924in" svg:width="10in" svg:height="1.81076in" presentation:class="subtitle" presentation:placeholder="true">
          <draw:text-box/>
          <svg:title/>
          <svg:desc/>
        </draw:frame>
        <draw:frame draw:id="id67" draw:style-name="a390" draw:name="Picture 2" svg:x="0.41667in" svg:y="0.46875in" svg:width="12.5in" svg:height="6.5625in" style:rel-width="scale" style:rel-height="scale">
          <draw:image xlink:href="media/image1.jpeg" xlink:type="simple" xlink:show="embed" xlink:actuate="onLoad"/>
          <svg:title/>
          <svg:desc>Kuvahaun tulos haulle carbon neutral</svg:desc>
        </draw:frame>
      </draw:page>
      <draw:page draw:name="Slide2" draw:style-name="a391" draw:master-page-name="Master1-Layout2-obj-Otsikko-ja-sisältö" presentation:presentation-page-layout-name="Master1-PPL2" draw:id="Slide-257">
        <draw:frame draw:id="id68" presentation:style-name="a392" draw:name="Otsikko 1" svg:x="6.46986in" svg:y="0.52083in" svg:width="5.02581in" svg:height="0.72483in" presentation:class="title" presentation:placeholder="true">
          <draw:text-box/>
          <svg:title/>
          <svg:desc/>
        </draw:frame>
        <draw:frame draw:id="id69" presentation:style-name="a393" draw:name="Sisällön paikkamerkki 2" svg:x="0.91667in" svg:y="1.99653in" svg:width="11.5in" svg:height="4.75868in" presentation:class="outline" presentation:placeholder="true">
          <draw:text-box/>
          <svg:title/>
          <svg:desc/>
        </draw:frame>
        <draw:frame draw:id="id70" draw:style-name="a394" draw:name="Picture 2" svg:x="0.80585in" svg:y="0.22108in" svg:width="4.51093in" svg:height="3.04488in" style:rel-width="scale" style:rel-height="scale">
          <draw:image xlink:href="media/image2.jpeg" xlink:type="simple" xlink:show="embed" xlink:actuate="onLoad"/>
          <svg:title/>
          <svg:desc>Kuvahaun tulos haulle python</svg:desc>
        </draw:frame>
        <draw:frame draw:id="id71" draw:style-name="a395" draw:name="Picture 4" svg:x="6.08791in" svg:y="0.12153in" svg:width="6.13108in" svg:height="3.75in" style:rel-width="scale" style:rel-height="scale">
          <draw:image xlink:href="media/image3.png" xlink:type="simple" xlink:show="embed" xlink:actuate="onLoad"/>
          <svg:title/>
          <svg:desc>Kuvahaun tulos haulle nodejs</svg:desc>
        </draw:frame>
        <draw:frame draw:id="id72" draw:style-name="a396" draw:name="Picture 6" svg:x="1.71009in" svg:y="3.52116in" svg:width="6.25in" svg:height="3.23958in" style:rel-width="scale" style:rel-height="scale">
          <draw:image xlink:href="media/image4.png" xlink:type="simple" xlink:show="embed" xlink:actuate="onLoad"/>
          <svg:title/>
          <svg:desc>Kuvahaun tulos haulle jquery</svg:desc>
        </draw:frame>
      </draw:page>
      <draw:page draw:name="Slide3" draw:style-name="a397" draw:master-page-name="Master1-Layout2-obj-Otsikko-ja-sisältö" presentation:presentation-page-layout-name="Master1-PPL2" draw:id="Slide-258">
        <draw:frame draw:id="id73" presentation:style-name="a398" draw:name="Otsikko 1" svg:x="0.91667in" svg:y="0.39931in" svg:width="11.5in" svg:height="1.44965in" presentation:class="title" presentation:placeholder="true">
          <draw:text-box/>
          <svg:title/>
          <svg:desc/>
        </draw:frame>
        <draw:frame draw:id="id74" presentation:style-name="a399" draw:name="Sisällön paikkamerkki 2" svg:x="0.91667in" svg:y="1.99653in" svg:width="11.5in" svg:height="4.75868in" presentation:class="outline" presentation:placeholder="true">
          <draw:text-box/>
          <svg:title/>
          <svg:desc/>
        </draw:frame>
        <draw:frame draw:id="id75" draw:style-name="a400" draw:name="Picture 4" svg:x="7.50621in" svg:y="1.31892in" svg:width="5.41667in" svg:height="3.34375in" style:rel-width="scale" style:rel-height="scale">
          <draw:image xlink:href="media/image5.png" xlink:type="simple" xlink:show="embed" xlink:actuate="onLoad"/>
          <svg:title/>
          <svg:desc>Kuvahaun tulos haulle lufthansa logo</svg:desc>
        </draw:frame>
        <draw:frame draw:id="id76" draw:style-name="a401" draw:name="Picture 2" svg:x="-0.60195in" svg:y="-0.2004in" svg:width="10.594in" svg:height="3.159in" style:rel-width="scale" style:rel-height="scale">
          <draw:image xlink:href="media/image6.png" xlink:type="simple" xlink:show="embed" xlink:actuate="onLoad"/>
          <svg:title/>
          <svg:desc>Kuvahaun tulos haulle skyscanner</svg:desc>
        </draw:frame>
        <draw:frame draw:id="id77" draw:style-name="a402" draw:name="Picture 6" svg:x="1.96901in" svg:y="2.05629in" svg:width="5.21277in" svg:height="5.21277in" style:rel-width="scale" style:rel-height="scale">
          <draw:image xlink:href="media/image7.png" xlink:type="simple" xlink:show="embed" xlink:actuate="onLoad"/>
          <svg:title/>
          <svg:desc>Kuvahaun tulos haulle google maps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Otsikko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Otsikko ja sisältö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Osan ylätunnist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Kaksi sisältökohdetta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tailu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Vain otsikk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Tyhjä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Otsikollinen sisältö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Otsikollinen kuv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Otsikko ja pystysuora teksti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Pystysuora otsikko ja teksti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eema" style:page-layout-name="pageLayout1" draw:style-name="a0">
      <draw:frame draw:id="id0" presentation:style-name="a4" draw:name="Otsikon paikkamerkki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uokkaa ots. perustyyl. napsautt.</text:span><text:span text:style-name="a2" text:class-names=""/></text:p>
        </draw:text-box>
        <svg:title/>
        <svg:desc/>
      </draw:frame>
      <draw:frame draw:id="id1" presentation:style-name="a21" draw:name="Tekstin paikkamerkki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uokkaa tekstin perustyylejä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oinen taso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kolmas taso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ides taso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Päivämäärän paikkamerkki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Alatunnisteen paikkamerkki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Dian numeron paikkamerkki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Otsikkodia" style:page-layout-name="pageLayout1" draw:style-name="a34">
      <draw:frame draw:id="id5" presentation:style-name="a38" draw:name="Otsikk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uokkaa ots. perustyyl. napsautt.</text:span><text:span text:style-name="a36" text:class-names=""/></text:p>
        </draw:text-box>
        <svg:title/>
        <svg:desc/>
      </draw:frame>
      <draw:frame draw:id="id6" presentation:style-name="a42" draw:name="Alaotsikk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uokkaa alaotsikon perustyyliä napsautt.</text:span><text:span text:style-name="a40" text:class-names=""/></text:p>
        </draw:text-box>
        <svg:title/>
        <svg:desc/>
      </draw:frame>
      <draw:frame draw:id="id7" presentation:style-name="a47" draw:name="Päivämäärän paikkamerkki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Alatunnisteen paikkamerkki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Dian numeron paikkamerkki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Otsikko-ja-sisältö" style:page-layout-name="pageLayout1" draw:style-name="a55">
      <draw:frame draw:id="id10" presentation:style-name="a59" draw:name="Otsikk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uokkaa ots. perustyyl. napsautt.</text:span><text:span text:style-name="a57" text:class-names=""/></text:p>
        </draw:text-box>
        <svg:title/>
        <svg:desc/>
      </draw:frame>
      <draw:frame draw:id="id11" presentation:style-name="a76" draw:name="Sisällön paikkamerkki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uokkaa tekstin perustyylejä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toinen taso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kolmas taso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viides taso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Päivämäärän paikkamerkki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Alatunnisteen paikkamerkki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Dian numeron paikkamerkki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Osan-ylätunniste" style:page-layout-name="pageLayout1" draw:style-name="a89">
      <draw:frame draw:id="id15" presentation:style-name="a93" draw:name="Otsikk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uokkaa ots. perustyyl. napsautt.</text:span><text:span text:style-name="a91" text:class-names=""/></text:p>
        </draw:text-box>
        <svg:title/>
        <svg:desc/>
      </draw:frame>
      <draw:frame draw:id="id16" presentation:style-name="a97" draw:name="Tekstin paikkamerkki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uokkaa tekstin perustyylejä</text:span></text:p>
            </text:list-item>
          </text:list>
        </draw:text-box>
        <svg:title/>
        <svg:desc/>
      </draw:frame>
      <draw:frame draw:id="id17" presentation:style-name="a102" draw:name="Päivämäärän paikkamerkki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Alatunnisteen paikkamerkki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Dian numeron paikkamerkki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Kaksi-sisältökohdetta" style:page-layout-name="pageLayout1" draw:style-name="a110">
      <draw:frame draw:id="id20" presentation:style-name="a114" draw:name="Otsikk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uokkaa ots. perustyyl. napsautt.</text:span><text:span text:style-name="a112" text:class-names=""/></text:p>
        </draw:text-box>
        <svg:title/>
        <svg:desc/>
      </draw:frame>
      <draw:frame draw:id="id21" presentation:style-name="a131" draw:name="Sisällön paikkamerkki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uokkaa tekstin perustyylejä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toinen taso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kolmas taso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viides taso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Sisällön paikkamerkki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uokkaa tekstin perustyylejä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toinen taso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kolmas taso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viides taso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Päivämäärän paikkamerkki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Alatunnisteen paikkamerkki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Dian numeron paikkamerkki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tailu" style:page-layout-name="pageLayout1" draw:style-name="a161">
      <draw:frame draw:id="id26" presentation:style-name="a165" draw:name="Otsikk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uokkaa ots. perustyyl. napsautt.</text:span><text:span text:style-name="a163" text:class-names=""/></text:p>
        </draw:text-box>
        <svg:title/>
        <svg:desc/>
      </draw:frame>
      <draw:frame draw:id="id27" presentation:style-name="a169" draw:name="Tekstin paikkamerkki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uokkaa tekstin perustyylejä</text:span></text:p>
            </text:list-item>
          </text:list>
        </draw:text-box>
        <svg:title/>
        <svg:desc/>
      </draw:frame>
      <draw:frame draw:id="id28" presentation:style-name="a186" draw:name="Sisällön paikkamerkki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uokkaa tekstin perustyylejä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toinen taso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kolmas taso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viides taso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kstin paikkamerkki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uokkaa tekstin perustyylejä</text:span></text:p>
            </text:list-item>
          </text:list>
        </draw:text-box>
        <svg:title/>
        <svg:desc/>
      </draw:frame>
      <draw:frame draw:id="id30" presentation:style-name="a207" draw:name="Sisällön paikkamerkki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uokkaa tekstin perustyylejä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toinen taso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kolmas taso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viides taso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Päivämäärän paikkamerkki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Alatunnisteen paikkamerkki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Dian numeron paikkamerkki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Vain-otsikko" style:page-layout-name="pageLayout1" draw:style-name="a220">
      <draw:frame draw:id="id34" presentation:style-name="a224" draw:name="Otsikk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uokkaa ots. perustyyl. napsautt.</text:span><text:span text:style-name="a222" text:class-names=""/></text:p>
        </draw:text-box>
        <svg:title/>
        <svg:desc/>
      </draw:frame>
      <draw:frame draw:id="id35" presentation:style-name="a229" draw:name="Päivämäärän paikkamerkki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Alatunnisteen paikkamerkki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Dian numeron paikkamerkki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Tyhjä" style:page-layout-name="pageLayout1" draw:style-name="a237">
      <draw:frame draw:id="id38" presentation:style-name="a242" draw:name="Päivämäärän paikkamerkki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Alatunnisteen paikkamerkki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Dian numeron paikkamerkki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Otsikollinen-sisältö" style:page-layout-name="pageLayout1" draw:style-name="a250">
      <draw:frame draw:id="id41" presentation:style-name="a254" draw:name="Otsikk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uokkaa ots. perustyyl. napsautt.</text:span><text:span text:style-name="a252" text:class-names=""/></text:p>
        </draw:text-box>
        <svg:title/>
        <svg:desc/>
      </draw:frame>
      <draw:frame draw:id="id42" presentation:style-name="a271" draw:name="Sisällön paikkamerkki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uokkaa tekstin perustyylejä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toinen taso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kolmas taso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viides taso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kstin paikkamerkki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uokkaa tekstin perustyylejä</text:span></text:p>
            </text:list-item>
          </text:list>
        </draw:text-box>
        <svg:title/>
        <svg:desc/>
      </draw:frame>
      <draw:frame draw:id="id44" presentation:style-name="a280" draw:name="Päivämäärän paikkamerkki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Alatunnisteen paikkamerkki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Dian numeron paikkamerkki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Otsikollinen-kuva" style:page-layout-name="pageLayout1" draw:style-name="a288">
      <draw:frame draw:id="id47" presentation:style-name="a292" draw:name="Otsikk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uokkaa ots. perustyyl. napsautt.</text:span><text:span text:style-name="a290" text:class-names=""/></text:p>
        </draw:text-box>
        <svg:title/>
        <svg:desc/>
      </draw:frame>
      <draw:frame draw:id="id48" presentation:style-name="a295" draw:name="Kuvan paikkamerkki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kstin paikkamerkki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uokkaa tekstin perustyylejä</text:span></text:p>
            </text:list-item>
          </text:list>
        </draw:text-box>
        <svg:title/>
        <svg:desc/>
      </draw:frame>
      <draw:frame draw:id="id50" presentation:style-name="a304" draw:name="Päivämäärän paikkamerkki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Alatunnisteen paikkamerkki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Dian numeron paikkamerkki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Otsikko-ja-pystysuora-teksti" style:page-layout-name="pageLayout1" draw:style-name="a312">
      <draw:frame draw:id="id53" presentation:style-name="a316" draw:name="Otsikk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uokkaa ots. perustyyl. napsautt.</text:span><text:span text:style-name="a314" text:class-names=""/></text:p>
        </draw:text-box>
        <svg:title/>
        <svg:desc/>
      </draw:frame>
      <draw:frame draw:id="id54" presentation:style-name="a333" draw:name="Pystysuoran tekstin paikkamerkki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uokkaa tekstin perustyylejä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toinen taso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kolmas taso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viides taso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Päivämäärän paikkamerkki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Alatunnisteen paikkamerkki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Dian numeron paikkamerkki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Pystysuora-otsikko-ja-teksti" style:page-layout-name="pageLayout1" draw:style-name="a346">
      <draw:frame draw:id="id58" presentation:style-name="a350" draw:name="Pystysuora otsikko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uokkaa ots. perustyyl. napsautt.</text:span><text:span text:style-name="a348" text:class-names=""/></text:p>
        </draw:text-box>
        <svg:title/>
        <svg:desc/>
      </draw:frame>
      <draw:frame draw:id="id59" presentation:style-name="a367" draw:name="Pystysuoran tekstin paikkamerkki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uokkaa tekstin perustyylejä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toinen taso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kolmas taso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viides taso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Päivämäärän paikkamerkki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Alatunnisteen paikkamerkki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Dian numeron paikkamerkki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aura, Oscar, Ville</dc:title>
    <meta:initial-creator>Ville</meta:initial-creator>
    <dc:creator>Ville</dc:creator>
    <meta:creation-date>2018-04-08T11:01:00Z</meta:creation-date>
    <dc:date>2018-04-08T11:09:27Z</dc:date>
    <meta:editing-cycles>1</meta:editing-cycles>
    <meta:editing-duration>PT507S</meta:editing-duration>
    <meta:document-statistic meta:paragraph-count="1" meta:word-count="5"/>
  </office:meta>
</office:document-meta>
</file>